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text-properties style:use-window-font-color="true"/>
    </style:style>
    <style:style style:name="P3" style:family="paragraph" style:parent-style-name="Standard">
      <style:text-properties style:use-window-font-color="true"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phpfrontShowPostDB</text:span>. Contains the function phpfrontShowPostDB(mytime), that calls to phpfrontShowPostDB.php. Shows posts for user id at the choosen time.</text:p>
      <text:p text:style-name="Standard"/>
      <text:p text:style-name="Standard"><text:span text:style-name="T1">phpfrontStartAndShowAllPost</text:span>: start the full show in the main page, hidding tables and showing posts. Call phpfrontShowPostDB(mytime) function from <text:span text:style-name="T1">phpfrontShowPostDB</text:span> to show all the posts</text:p>
      <text:p text:style-name="Standard"/>
      <text:p text:style-name="Standard"><text:span text:style-name="T1">PhpfrontButtonSeeMorePosts</text:span>: <text:s/>This button appears only if the limit of max post is reached, set to 40 in phpfrontShowPostDB.php. For showing the new posts callt to calls the js function phpfrontShowPostDB(mytime) from <text:span text:style-name="T1">phpfrontShowPostDB</text:span>;</text:p>
      <text:p text:style-name="Standard"/>
      <text:p text:style-name="Standard"><text:span text:style-name="T1">PhpfrontButtonDeleteFiles</text:span>: if the user press the button, it empty the div containing all the photos and archives uploaded but waiting to be sent.</text:p>
      <text:p text:style-name="Standard"/>
      <text:p text:style-name="Standard"><text:span text:style-name="T1">PhpfrontCloneInsertDB</text:span>: phpfrontCloneInsertDB.php</text:p>
      <text:p text:style-name="Standard"/>
      <text:p text:style-name="Standard"><text:span text:style-name="T1">phpfrontCommentsInsertDB</text:span>: phpfrontCommentsInsertDB.php</text:p>
      <text:p text:style-name="Standard"/>
      <text:p text:style-name="P1">***********FILE UPLOAD*******************************</text:p>
      <text:p text:style-name="P1"/>
      <text:p text:style-name="Standard"><text:span text:style-name="T1">phpfrontFileUpload</text:span>: this module upload the files in the background, and then get the file name from the same php file that upload the file, wich output is sent to a hidden iframe. We send the output to an iframe basically because in this way we can call an script from php code and execute it to get the real filename and path of the uploaded file.</text:p>
      <text:p text:style-name="Standard"/>
      <text:p text:style-name="Standard">The functions in this script are 2: <text:span text:style-name="T1">mysubmit2</text:span>(), <text:span text:style-name="T1">doneloading2</text:span>(myFilePath,myfilenameX)</text:p>
      <text:p text:style-name="Standard"/>
      <text:p text:style-name="Standard"><text:span text:style-name="T1">mysubmit2</text:span>(). In the input file onchange='mysubmit2()' set the action attr of the form and send the form by js code $("#uploadform2").submit(); </text:p>
      <text:p text:style-name="Standard"/>
      <text:p text:style-name="Standard"><text:span text:style-name="T1">doneloading2</text:span>(myFilePath,myfilenameX) Get the real name-path + the name of the uploaded file, AND THEN INSERT THE PATH AS AN &lt;a href="PATH"&gt;NAME&lt;/a&gt; LINK. Called after the phpfrontFileUpload.php <text:s/>is executed in the hidden iframe. </text:p>
      <text:p text:style-name="Standard"/>
      <text:p text:style-name="Standard"/>
      <text:p text:style-name="Standard"><text:span text:style-name="T1">phpfrontFileUpload.php</text:span> // upload file. Output to hidden iframe. The php file execute a js script that is fired when the file is uploaded to the iframe, calling the function <text:s/>doneloading2(myFilePath,myfilenameX)</text:p>
      <text:p text:style-name="Standard"/>
      <text:p text:style-name="P1">***********END FILE UPLOAD*******************************</text:p>
      <text:p text:style-name="Standard"/>
      <text:p text:style-name="P1">***********IMAGE UPLOAD*******************************</text:p>
      <text:p text:style-name="P1"/>
      <text:p text:style-name="Standard"><text:span text:style-name="T1">phpfrontImageUpload</text:span>: this module upload the files in the background, and then get the file name from the same php file that upload the file, wich output is sent to a hidden iframe. We send the output to an iframe basically because in this way we can call an script from php code and execute it to get the real filename and path of the uploaded file.</text:p>
      <text:p text:style-name="Standard"/>
      <text:p text:style-name="Standard">The functions in this script are 2: <text:span text:style-name="T1">mysubmit</text:span>(), <text:span text:style-name="T1">doneloading</text:span>(myFilePath)</text:p>
      <text:p text:style-name="Standard"/>
      <text:p text:style-name="Standard"><text:span text:style-name="T1">mysubmit</text:span>(). In the input file onchange='mysubmit2()' set the action attr of the form and send the <text:soft-page-break/>form by js code $("#uploadform2").submit(); </text:p>
      <text:p text:style-name="Standard"/>
      <text:p text:style-name="Standard"><text:span text:style-name="T1">doneloading</text:span>(myFilePath) Get the real name-path of the uploaded file, AND THEN INSERT THE PATH AS AN &lt;img src="PATH"&gt; . Called after the phpfrontFileUpload.php <text:s/>is executed in the hidden iframe. </text:p>
      <text:p text:style-name="Standard"/>
      <text:p text:style-name="Standard"/>
      <text:p text:style-name="Standard"><text:span text:style-name="T1">phpfrontFileUpload.php</text:span> // upload file. Output to hidden iframe. The php file execute a js script that is fired when the file is uploaded to the iframe, calling the function <text:s/>doneloading2(myFilePath,myfilenameX)</text:p>
      <text:p text:style-name="Standard"/>
      <text:p text:style-name="P1">***********END FILE UPLOAD*******************************</text:p>
      <text:p text:style-name="P1"/>
      <text:p text:style-name="P1"/>
      <text:p text:style-name="P2"><text:span text:style-name="T1">phpfrontLastPostToFrontPage</text:span>: SEND THE LAST POST TO THE DB phpfrontLastPostToFrontPage.php <text:s/>AND UPDATE THE POST DIV WITH THE NEW POST USING prepend.</text:p>
      <text:p text:style-name="P2"/>
      <text:p text:style-name="P2"/>
      <text:p text:style-name="P3">phpfrontLoveInsertDB</text:p>
      <text:p text:style-name="P2"/>
      <text:p text:style-name="P3">phpfrontPostInsertDB</text:p>
      <text:p text:style-name="P2"/>
      <text:p text:style-name="P2"/>
      <text:p text:style-name="P2"><text:span text:style-name="T1">phpfrontTextEditorInitialText</text:span> (disabled)</text:p>
      <text:p text:style-name="P2"/>
      <text:p text:style-name="P2"/>
      <text:p text:style-name="P3">phpfrontTranslator</text:p>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M51S</meta:editing-duration>
    <meta:editing-cycles>9</meta:editing-cycles>
    <meta:generator>OpenOffice.org/3.3$Win32 OpenOffice.org_project/330m20$Build-9567</meta:generator>
    <dc:date>2014-04-28T21:11:11.75</dc:date>
    <meta:document-statistic meta:table-count="0" meta:image-count="0" meta:object-count="0" meta:page-count="3" meta:paragraph-count="25" meta:word-count="449" meta:character-count="3269"/>
    <meta:user-defined meta:name="Info 1"/>
    <meta:user-defined meta:name="Info 2"/>
    <meta:user-defined meta:name="Info 3"/>
    <meta:user-defined meta:name="Info 4"/>
  </office:meta>
</office:document-meta>
</file>